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PCMyungjo" svg:font-family="PCMyungjo, Batang, 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1.296cm" fo:text-align="start" style:justify-single-word="false" fo:widows="1" fo:text-indent="0cm" style:auto-text-indent="false"/>
    </style:style>
    <style:style style:name="T1" style:family="text">
      <style:text-properties fo:font-variant="normal" fo:text-transform="none" fo:color="#666666" fo:letter-spacing="normal"/>
    </style:style>
    <style:style style:name="T2" style:family="text">
      <style:text-properties fo:font-variant="normal" fo:text-transform="none" fo:color="#666666" fo:letter-spacing="normal" style:font-name-asian="PCMyungjo" style:font-size-asian="21pt" style:font-style-asian="normal" style:font-weight-asian="normal"/>
    </style:style>
    <style:style style:name="T3" style:family="text">
      <style:text-properties fo:font-variant="normal" fo:text-transform="none" fo:color="#666666" style:font-name="PCMyungjo" fo:font-size="21pt" fo:letter-spacing="normal" fo:font-style="normal" fo:font-weight="normal"/>
    </style:style>
    <style:style style:name="T4" style:family="text">
      <style:text-properties fo:font-variant="normal" fo:text-transform="none" fo:color="#ff0000" fo:letter-spacing="normal" style:font-name-asian="PCMyungjo" style:font-size-asian="21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세계를 </text:span><text:bookmark text:name="e1"/><text:span text:style-name="T4">향한</text:span><text:span text:style-name="T1"> </text:span><text:span text:style-name="T2">대화</text:span><text:span text:style-name="T3">, </text:span><text:bookmark text:name="e2"/><text:span text:style-name="T4">유니코드로</text:span><text:span text:style-name="T1"> </text:span><text:span text:style-name="T2">하십시오</text:span><text:span text:style-name="T3">. </text:span><text:span text:style-name="T2">제</text:span><text:span text:style-name="T3">10</text:span><text:span text:style-name="T2">회 유니코드 국제 회의가 </text:span><text:span text:style-name="T3">1997</text:span><text:span text:style-name="T2">년 </text:span><text:span text:style-name="T3">3</text:span><text:span text:style-name="T2">월 </text:span><text:span text:style-name="T3">10</text:span><text:span text:style-name="T2">일부터 </text:span><text:span text:style-name="T3">12</text:span><text:span text:style-name="T2">일까지 독일의 마인즈에서 열립니다</text:span><text:span text:style-name="T3">. </text:span><text:span text:style-name="T2">지금 등록하십시오</text:span><text:span text:style-name="T3">. </text:span><text:span text:style-name="T2">이 회의에서는 업계 전반의 전문가들이 함께 모여 다음과 같은 분야를 다룹니다</text:span><text:span text:style-name="T3">. - </text:span><text:span text:style-name="T2">인터넷과 유니코드</text:span><text:span text:style-name="T3">, </text:span><text:span text:style-name="T2">국제화와 지역화</text:span><text:span text:style-name="T3">, </text:span><text:span text:style-name="T2">운영 체제와 응용 프로그램에서 유니코드의 구현</text:span><text:span text:style-name="T3">, </text:span><text:span text:style-name="T2">글꼴</text:span><text:span text:style-name="T3">, </text:span><text:span text:style-name="T2">문자 배열</text:span><text:span text:style-name="T3">, </text:span><text:span text:style-name="T2">다국어 컴퓨팅</text:span><text:span text:style-name="T3">.</text:span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PCMyungjo" svg:font-family="PCMyungjo, Batang, 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23T22:57:58.18</meta:creation-date>
    <meta:document-statistic meta:table-count="0" meta:image-count="0" meta:object-count="0" meta:page-count="1" meta:paragraph-count="1" meta:word-count="154" meta:character-count="202"/>
    <dc:date>2016-06-23T22:59:36.97</dc:date>
    <meta:editing-duration>PT1M43S</meta:editing-duration>
    <meta:editing-cycles>1</meta:editing-cycles>
    <meta:generator>OpenOffice/4.1.1$Win32 OpenOffice.org_project/411m6$Build-9775</meta:generator>
  </office:meta>
</office:document-meta>
</file>